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C0000015FC6650695.png" manifest:media-type="image/png"/>
  <manifest:file-entry manifest:full-path="Pictures/1000020100000217000001A2148EE3EA.png" manifest:media-type="image/png"/>
  <manifest:file-entry manifest:full-path="Pictures/100002010000022C000000E51677CBF0.png" manifest:media-type="image/png"/>
  <manifest:file-entry manifest:full-path="Pictures/1000020100000175000000B1202238DB.png" manifest:media-type="image/png"/>
  <manifest:file-entry manifest:full-path="Pictures/100002010000010D000000BC6216DCE5.png" manifest:media-type="image/png"/>
  <manifest:file-entry manifest:full-path="Pictures/100002010000023A0000017C7E4C7425.png" manifest:media-type="image/png"/>
  <manifest:file-entry manifest:full-path="Pictures/100002010000012C000000C8E511339C.png" manifest:media-type="image/png"/>
  <manifest:file-entry manifest:full-path="Pictures/10000201000001EE0000016B998671EE.png" manifest:media-type="image/png"/>
  <manifest:file-entry manifest:full-path="Pictures/10000201000003CC0000013249705920.png" manifest:media-type="image/png"/>
  <manifest:file-entry manifest:full-path="Pictures/10000201000002260000015E36187953.png" manifest:media-type="image/png"/>
  <manifest:file-entry manifest:full-path="Pictures/10000201000001900000012C55D3FBB8.png" manifest:media-type="image/png"/>
  <manifest:file-entry manifest:full-path="Pictures/10000201000005210000037E23228A48.png" manifest:media-type="image/png"/>
  <manifest:file-entry manifest:full-path="Pictures/1000020100000177000000FA18204329.png" manifest:media-type="image/png"/>
  <manifest:file-entry manifest:full-path="Pictures/100002010000015E000001EFE350B26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0.046cm" svg:y="0.185cm" svg:width="7.807cm" svg:height="9.444cm" draw:z-index="0"><draw:image xlink:href="Pictures/100002010000015E000001EFE350B26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8.543cm" svg:y="0.037cm" svg:width="10.234cm" svg:height="7.59cm" draw:z-index="6"><draw:image xlink:href="Pictures/1000020100000177000000FA1820432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0.919cm" svg:y="0.376cm" svg:width="9.977cm" svg:height="5.129cm" draw:z-index="1"><draw:image xlink:href="Pictures/10000201000001900000012C55D3FBB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x="1.462cm" svg:y="-1.707cm" svg:width="13.07cm" svg:height="9.604cm" draw:z-index="7"><draw:image xlink:href="Pictures/10000201000001EE0000016B998671E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10.435cm" svg:y="0.194cm" svg:width="7.117cm" svg:height="4.974cm" draw:z-index="3"><draw:image xlink:href="Pictures/100002010000010D000000BC6216DC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-0.87cm" svg:y="0.145cm" svg:width="10.086cm" svg:height="5.101cm" draw:z-index="2"><draw:image xlink:href="Pictures/1000020100000175000000B1202238D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7.204cm" svg:y="0.191cm" svg:width="7.938cm" svg:height="5.292cm" draw:z-index="8"><draw:image xlink:href="Pictures/100002010000012C000000C8E511339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1.766cm" svg:y="0.295cm" svg:width="10.996cm" svg:height="6.648cm" draw:z-index="4"><draw:image xlink:href="Pictures/100002010000023A0000017C7E4C742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2.6cm" svg:y="7.063cm" svg:width="12.873cm" svg:height="9.349cm" draw:z-index="5"><draw:image xlink:href="Pictures/1000020100000217000001A2148EE3E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2" draw:name="Image10" text:anchor-type="paragraph" svg:width="14.552cm" svg:height="9.26cm" draw:z-index="9"><draw:image xlink:href="Pictures/10000201000002260000015E36187953.png" xlink:type="simple" xlink:show="embed" xlink:actuate="onLoad"/></draw:frame></text:p>
      <text:p text:style-name="Standard"/>
      <text:p text:style-name="Standard"/>
      <text:p text:style-name="Standard"><draw:frame draw:style-name="fr3" draw:name="Image11" text:anchor-type="paragraph" svg:width="17cm" svg:height="11.575cm" draw:z-index="10"><draw:image xlink:href="Pictures/10000201000005210000037E23228A48.png" xlink:type="simple" xlink:show="embed" xlink:actuate="onLoad"/></draw:frame></text:p>
      <text:p text:style-name="Standard"/>
      <text:p text:style-name="Standard"/>
      <text:p text:style-name="Standard"><draw:frame draw:style-name="fr1" draw:name="Image12" text:anchor-type="paragraph" svg:x="-0.159cm" svg:y="1.533cm" svg:width="17cm" svg:height="7.809cm" draw:z-index="11"><draw:image xlink:href="Pictures/10000201000002FC0000015FC665069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13" text:anchor-type="paragraph" svg:width="14.711cm" svg:height="6.059cm" draw:z-index="12"><draw:image xlink:href="Pictures/100002010000022C000000E51677CBF0.png" xlink:type="simple" xlink:show="embed" xlink:actuate="onLoad"/></draw:frame><draw:frame draw:style-name="fr1" draw:name="Image14" text:anchor-type="paragraph" svg:x="-0.159cm" svg:y="7.091cm" svg:width="17cm" svg:height="5.352cm" draw:z-index="13"><draw:image xlink:href="Pictures/10000201000003CC00000132497059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ay </meta:initial-creator>
    <meta:creation-date>2014-04-28T07:43:00.002413304</meta:creation-date>
    <dc:date>2014-04-28T10:57:32.456054428</dc:date>
    <dc:creator>Sujay </dc:creator>
    <meta:editing-duration>PT2H52M2S</meta:editing-duration>
    <meta:editing-cycles>1</meta:editing-cycles>
    <meta:document-statistic meta:table-count="0" meta:image-count="14" meta:object-count="0" meta:page-count="5" meta:paragraph-count="0" meta:word-count="0" meta:character-count="0" meta:non-whitespace-character-count="0"/>
    <meta:generator>LibreOffice/4.2.3.3$Linux_x86 LibreOffice_project/882f8a0a489bc99a9e60c7905a60226254cb6ff0</meta:generator>
  </office:meta>
</office:document-meta>
</file>